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hitney" svg:font-family="Whitney, 'Helvetica Neue', Helvetica, Arial, sans-serif"/>
    <style:font-face style:name="Abyssinica SIL" svg:font-family="'Abyssinica SIL'" style:font-pitch="variable"/>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byssinica SIL" fo:font-size="14pt" fo:font-weight="bold" officeooo:rsid="001eca7d" officeooo:paragraph-rsid="001eca7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byssinica SIL" fo:font-size="12pt" fo:font-weight="bold" officeooo:rsid="001fb01b" officeooo:paragraph-rsid="001fb01b"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Abyssinica SIL" fo:font-size="12pt" fo:font-weight="normal" officeooo:rsid="001eca7d" officeooo:paragraph-rsid="001eca7d"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byssinica SIL" fo:font-size="12pt" fo:font-weight="normal" officeooo:rsid="001eca7d" officeooo:paragraph-rsid="001fb01b"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byssinica SIL" fo:font-size="12pt" fo:font-weight="normal" officeooo:paragraph-rsid="001fb01b" style:font-size-asian="12pt" style:font-size-complex="12pt"/>
    </style:style>
    <style:style style:name="P6" style:family="paragraph" style:parent-style-name="Standard">
      <style:paragraph-properties fo:text-align="justify" style:justify-single-word="false"/>
      <style:text-properties style:font-name="Abyssinica SIL" fo:font-size="12pt" fo:font-weight="normal" officeooo:paragraph-rsid="001fb01b"/>
    </style:style>
    <style:style style:name="P7" style:family="paragraph" style:parent-style-name="Standard">
      <style:paragraph-properties fo:text-align="justify" style:justify-single-word="false"/>
      <style:text-properties fo:color="#000000" style:font-name="Abyssinica SIL" fo:font-size="12pt" fo:font-weight="normal" officeooo:rsid="001fb01b" officeooo:paragraph-rsid="001fb01b"/>
    </style:style>
    <style:style style:name="P8" style:family="paragraph" style:parent-style-name="Standard">
      <style:paragraph-properties fo:text-align="justify" style:justify-single-word="false"/>
      <style:text-properties fo:color="#000000" style:font-name="Abyssinica SIL" fo:font-size="12pt" fo:font-weight="normal" officeooo:paragraph-rsid="001fb01b"/>
    </style:style>
    <style:style style:name="P9" style:family="paragraph" style:parent-style-name="Table_20_Contents">
      <style:paragraph-properties fo:text-align="justify" style:justify-single-word="false"/>
      <style:text-properties style:font-name="Abyssinica SIL" fo:font-size="12pt" officeooo:rsid="001fb01b" officeooo:paragraph-rsid="001fb01b" style:font-size-asian="12pt" style:font-size-complex="12pt"/>
    </style:style>
    <style:style style:name="T1" style:family="text">
      <style:text-properties officeooo:rsid="001fb01b"/>
    </style:style>
    <style:style style:name="T2" style:family="text">
      <style:text-properties fo:font-variant="normal" fo:text-transform="none" fo:color="#dcddde" style:font-name="Whitney" fo:letter-spacing="normal" fo:font-style="normal" officeooo:rsid="001eca7d" style:font-size-asian="12pt" style:font-weight-asian="normal" style:font-size-complex="12pt" style:font-weight-complex="normal"/>
    </style:style>
    <style:style style:name="T3" style:family="text">
      <style:text-properties fo:font-variant="normal" fo:text-transform="none" fo:color="#dcddde" fo:letter-spacing="normal" fo:font-style="normal" officeooo:rsid="001eca7d" style:font-size-asian="12pt" style:font-weight-asian="normal" style:font-size-complex="12pt" style:font-weight-complex="normal"/>
    </style:style>
    <style:style style:name="T4" style:family="text">
      <style:text-properties fo:font-variant="normal" fo:text-transform="none" fo:color="#000000" fo:letter-spacing="normal" fo:font-style="normal"/>
    </style:style>
    <style:style style:name="T5" style:family="text">
      <style:text-properties fo:font-variant="normal" fo:text-transform="none" fo:letter-spacing="normal" fo:font-style="normal" style:font-size-asian="12pt" style:font-weight-asian="normal" style:font-size-complex="12pt" style:font-weight-complex="normal"/>
    </style:style>
    <style:style style:name="T6" style:family="text">
      <style:text-properties fo:font-variant="normal" fo:text-transform="none" fo:letter-spacing="normal" fo:font-style="normal" officeooo:rsid="001eca7d" style:font-size-asian="12pt" style:font-weight-asian="normal" style:font-size-complex="12pt" style:font-weight-complex="normal"/>
    </style:style>
    <style:style style:name="T7" style:family="text">
      <style:text-properties fo:font-variant="normal" fo:text-transform="none" fo:letter-spacing="normal" fo:font-style="normal" officeooo:rsid="001fb01b" style:font-size-asian="12pt" style:font-weight-asian="normal" style:font-size-complex="12pt" style:font-weight-complex="normal"/>
    </style:style>
    <style:style style:name="T8" style:family="text">
      <style:text-properties fo:font-variant="normal" fo:text-transform="none" style:font-name="Whitney" fo:letter-spacing="normal" fo:font-style="normal" officeooo:rsid="001eca7d" style:font-size-asian="12pt" style:font-weight-asian="normal" style:font-size-complex="12pt" style:font-weight-complex="normal"/>
    </style:style>
    <style:style style:name="T9" style:family="text">
      <style:text-properties officeooo:rsid="001eca7d" style:font-weight-asian="normal" style:font-weight-complex="normal"/>
    </style:style>
    <style:style style:name="T10" style:family="text">
      <style:text-properties officeooo:rsid="001fb01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ário sobre Tinker Hatfield</text:p>
      <text:p text:style-name="P1"/>
      <text:p text:style-name="P2">Prova 1 de Interação Humano-Computador</text:p>
      <text:p text:style-name="P2"/>
      <text:p text:style-name="P3">Enuncie de forma objetiva cinco lições que seu grupo aplicaria no processo de design de software interativo.</text:p>
      <text:p text:style-name="P3"/>
      <text:p text:style-name="P4"><text:span text:style-name="T1">Integrante do grupo</text:span>: </text:p>
      <text:p text:style-name="P4"/>
      <table:table table:name="Tabela1" table:style-name="Tabela1">
        <table:table-column table:style-name="Tabela1.A" table:number-columns-repeated="2"/>
        <table:table-row>
          <table:table-cell table:style-name="Tabela1.A1" office:value-type="string">
            <text:p text:style-name="P4">Enya <text:span text:style-name="T1">L G dos Santos</text:span></text:p>
          </table:table-cell>
          <table:table-cell table:style-name="Tabela1.B1" office:value-type="string">
            <text:p text:style-name="P4"><text:span text:style-name="T1">19.2.4201</text:span></text:p>
          </table:table-cell>
        </table:table-row>
        <table:table-row>
          <table:table-cell table:style-name="Tabela1.A2" office:value-type="string">
            <text:p text:style-name="P4">Nathann <text:span text:style-name="T1">Zini dos Reis</text:span></text:p>
          </table:table-cell>
          <table:table-cell table:style-name="Tabela1.B2" office:value-type="string">
            <text:p text:style-name="P9">19.2.4007</text:p>
          </table:table-cell>
        </table:table-row>
        <table:table-row>
          <table:table-cell table:style-name="Tabela1.A2" office:value-type="string">
            <text:p text:style-name="P5"><text:span text:style-name="T9">Taylanne </text:span><text:span text:style-name="T10">Patricia Mendes </text:span></text:p>
          </table:table-cell>
          <table:table-cell table:style-name="Tabela1.B2" office:value-type="string">
            <text:p text:style-name="P5"><text:span text:style-name="T10">19.2.4099</text:span></text:p>
          </table:table-cell>
        </table:table-row>
        <table:table-row>
          <table:table-cell table:style-name="Tabela1.A2" office:value-type="string">
            <text:p text:style-name="P5"><text:span text:style-name="T9">Vitoria </text:span><text:span text:style-name="T10">Maria Silva Bispo </text:span></text:p>
          </table:table-cell>
          <table:table-cell table:style-name="Tabela1.B2" office:value-type="string">
            <text:p text:style-name="P5"><text:span text:style-name="T4">19.2.4109</text:span></text:p>
          </table:table-cell>
        </table:table-row>
      </table:table>
      <text:p text:style-name="P6"><text:span text:style-name="T2"/></text:p>
      <text:p text:style-name="P8"><text:span text:style-name="T6">1. </text:span><text:span text:style-name="T7">T</text:span><text:span text:style-name="T6">inker foi inspirado pelo treinador, </text:span><text:span text:style-name="T7">B</text:span><text:span text:style-name="T6">ill </text:span><text:span text:style-name="T7">B</text:span><text:span text:style-name="T6">owerman, que fazia os </text:span><text:span text:style-name="T7">tênis</text:span><text:span text:style-name="T6"> embaixo da arquibancada e depois pedia para que alguns alunos usassem o </text:span><text:span text:style-name="T7">tênis</text:span><text:span text:style-name="T6"> e corressem com eles para ter um feedback do produto e procurar como melhorar, tentativa e erro é algo que é necessário para q se obtenha um produto final que proporcione uma melhoria para o suário e que </text:span><text:span text:style-name="T7">mínimos</text:span><text:span text:style-name="T6"> ou nenhum erro.</text:span></text:p>
      <text:p text:style-name="P8"><text:span text:style-name="T6"/></text:p>
      <text:p text:style-name="P7"><text:span text:style-name="T6">2. </text:span><text:span text:style-name="T5">T</text:span><text:span text:style-name="T6">inker t</text:span><text:span text:style-name="T5">ambém</text:span><text:span text:style-name="T6"> sempre criava estampas e modelos diferentes para o seus </text:span><text:span text:style-name="T5">tênis</text:span><text:span text:style-name="T6">, por mais que eles tenham uma mesma finalidade, que é atender as necessidades do usuário, ele utilizava da criatividade para inovar na criação dos mesmos, proporcionando interesse nos usuários, como no caso do jogador de </text:span><text:span text:style-name="T5">tênis</text:span><text:span text:style-name="T6"> em que ele cria todo um estilo novo para a roupa e os </text:span><text:span text:style-name="T5">tênis</text:span><text:span text:style-name="T6"> que disfere do modelo "</text:span><text:span text:style-name="T5">padrão</text:span><text:span text:style-name="T6">"</text:span></text:p>
      <text:p text:style-name="P7"><text:span text:style-name="T6"/></text:p>
      <text:p text:style-name="P8"><text:span text:style-name="T6">3. Tinker sempre ousou muito nos seus designs de tênis, mas algo que foi muito importante para o seu sucesso foi saber respeitar as limitações da tecnologia. Para o design de softwares isso também é importante, pois é mais satisfatório para o cliente receber um projeto de qualidade, fazendo com que ele tenha uma boa experiência de uso.</text:span></text:p>
      <text:p text:style-name="P8"><text:span text:style-name="T6"/></text:p>
      <text:p text:style-name="P8"><text:span text:style-name="T6">4. A capacidade de o seu software adaptar-se às necessidades/características dimensionais do computador em que será utilizado. Analogamente, Tinker encontrou a necessidade de fazer um tênis que se adapta para diferentes tipos de práticas esportivas e diferentes tipos de pessoas, de modo que os atendam perfeitamente</text:span></text:p>
      <text:p text:style-name="P7"><text:span text:style-name="T6"/></text:p>
      <text:p text:style-name="P8"><text:span text:style-name="T6">5. "Se você só ficar no escritório tentando ter novas ideas, não terá uma boa base para sua ideia ... Isso cria um acervo mental, que você poderá explorar em designs inovadores". Com essa frase dita por Tinker, é possível levar a ideia para o desenvolvimento de design de software ao pé da letra, pois quando "</text:span><text:span text:style-name="T7">saímos</text:span><text:span text:style-name="T6"> do escritório" estamos sujeitos a vivenciar experiências que refinarão tanto a ideia para o design do software quanto pra necessidade na vida das pesso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hitney" svg:font-family="Whitney, 'Helvetica Neue', Helvetica, Arial, sans-serif"/>
    <style:font-face style:name="Abyssinica SIL" svg:font-family="'Abyssinica SIL'" style:font-pitch="variable"/>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12:13:48.233900930</meta:creation-date>
    <dc:date>2021-02-23T12:34:25.684113213</dc:date>
    <meta:editing-duration>PT10M7S</meta:editing-duration>
    <meta:editing-cycles>1</meta:editing-cycles>
    <meta:document-statistic meta:table-count="1" meta:image-count="0" meta:object-count="0" meta:page-count="1" meta:paragraph-count="17" meta:word-count="369" meta:character-count="2227" meta:non-whitespace-character-count="1872"/>
    <meta:generator>LibreOffice/6.0.7.3$Linux_X86_64 LibreOffice_project/00m0$Build-3</meta:generator>
  </office:meta>
</office:document-meta>
</file>